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Task.getDefaultLogFile( File publication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Task.executeAntTarget( String servletContextPath , String contextPrefix , String publicationId , File publicationDirectory , File buildFile , String target , Map arguments , Map properties , File log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ntTask.execute( String servletContex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